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258c38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paragraph-rsid="005a29af"/>
    </style:style>
    <style:style style:name="P4" style:family="paragraph" style:parent-style-name="Standard" style:list-style-name="L1">
      <style:text-properties officeooo:rsid="005a0b82" officeooo:paragraph-rsid="005a29af"/>
    </style:style>
    <style:style style:name="P5" style:family="paragraph" style:parent-style-name="Standard" style:list-style-name="L1">
      <style:text-properties officeooo:rsid="0034e941" officeooo:paragraph-rsid="0034e941"/>
    </style:style>
    <style:style style:name="P6" style:family="paragraph" style:parent-style-name="Standard" style:list-style-name="L1">
      <style:text-properties officeooo:rsid="0012f3f9" officeooo:paragraph-rsid="0012f3f9"/>
    </style:style>
    <style:style style:name="P7" style:family="paragraph" style:parent-style-name="Standard" style:list-style-name="L1">
      <style:text-properties officeooo:rsid="0016561f" officeooo:paragraph-rsid="0016561f"/>
    </style:style>
    <style:style style:name="P8" style:family="paragraph" style:parent-style-name="Standard" style:list-style-name="L1">
      <style:text-properties officeooo:rsid="00180ed2" officeooo:paragraph-rsid="00180ed2"/>
    </style:style>
    <style:style style:name="P9" style:family="paragraph" style:parent-style-name="Standard" style:list-style-name="L1">
      <style:text-properties officeooo:rsid="001fa2c3" officeooo:paragraph-rsid="001fa2c3"/>
    </style:style>
    <style:style style:name="P10" style:family="paragraph" style:parent-style-name="Standard" style:list-style-name="L1">
      <style:text-properties officeooo:rsid="002145a1" officeooo:paragraph-rsid="002145a1"/>
    </style:style>
    <style:style style:name="P11" style:family="paragraph" style:parent-style-name="Standard" style:list-style-name="L1">
      <style:text-properties officeooo:rsid="00266ac2" officeooo:paragraph-rsid="00266ac2"/>
    </style:style>
    <style:style style:name="P12" style:family="paragraph" style:parent-style-name="Standard" style:list-style-name="L1">
      <style:text-properties officeooo:rsid="0027ee6d" officeooo:paragraph-rsid="0027ee6d"/>
    </style:style>
    <style:style style:name="P13" style:family="paragraph" style:parent-style-name="Standard" style:list-style-name="L1">
      <style:text-properties officeooo:rsid="002e7080" officeooo:paragraph-rsid="002e7080"/>
    </style:style>
    <style:style style:name="P14" style:family="paragraph" style:parent-style-name="Standard" style:list-style-name="L1">
      <style:text-properties officeooo:rsid="0028e003" officeooo:paragraph-rsid="0028e003"/>
    </style:style>
    <style:style style:name="P15" style:family="paragraph" style:parent-style-name="Standard" style:list-style-name="L1">
      <style:text-properties officeooo:rsid="003433b6" officeooo:paragraph-rsid="003433b6"/>
    </style:style>
    <style:style style:name="P16" style:family="paragraph" style:parent-style-name="Standard" style:list-style-name="L1">
      <style:text-properties officeooo:rsid="0036460e" officeooo:paragraph-rsid="0036460e"/>
    </style:style>
    <style:style style:name="P17" style:family="paragraph" style:parent-style-name="Standard" style:list-style-name="L1">
      <style:text-properties officeooo:rsid="00375924" officeooo:paragraph-rsid="00375924"/>
    </style:style>
    <style:style style:name="P18" style:family="paragraph" style:parent-style-name="Standard" style:list-style-name="L1">
      <style:text-properties officeooo:rsid="004fa34c" officeooo:paragraph-rsid="004fa34c"/>
    </style:style>
    <style:style style:name="P19" style:family="paragraph" style:parent-style-name="Standard" style:list-style-name="L1">
      <style:text-properties officeooo:rsid="00547f68" officeooo:paragraph-rsid="00547f68"/>
    </style:style>
    <style:style style:name="P20" style:family="paragraph" style:parent-style-name="Standard" style:list-style-name="L1">
      <style:text-properties officeooo:rsid="00579e21" officeooo:paragraph-rsid="00579e21"/>
    </style:style>
    <style:style style:name="P21" style:family="paragraph" style:parent-style-name="Standard" style:list-style-name="L1">
      <style:text-properties officeooo:rsid="0062f6d0" officeooo:paragraph-rsid="0062f6d0"/>
    </style:style>
    <style:style style:name="P22" style:family="paragraph" style:parent-style-name="Standard">
      <style:text-properties officeooo:paragraph-rsid="0049519f"/>
    </style:style>
    <style:style style:name="T1" style:family="text">
      <style:text-properties officeooo:rsid="0026d354"/>
    </style:style>
    <style:style style:name="T2" style:family="text">
      <style:text-properties officeooo:rsid="0027ee6d"/>
    </style:style>
    <style:style style:name="T3" style:family="text">
      <style:text-properties officeooo:rsid="002e2132"/>
    </style:style>
    <style:style style:name="T4" style:family="text">
      <style:text-properties officeooo:rsid="003039e0"/>
    </style:style>
    <style:style style:name="T5" style:family="text">
      <style:text-properties officeooo:rsid="0032d126"/>
    </style:style>
    <style:style style:name="T6" style:family="text">
      <style:text-properties officeooo:rsid="00425ad9"/>
    </style:style>
    <style:style style:name="T7" style:family="text">
      <style:text-properties officeooo:rsid="004d183b"/>
    </style:style>
    <style:style style:name="T8" style:family="text">
      <style:text-properties officeooo:rsid="005a0b82"/>
    </style:style>
    <style:style style:name="T9" style:family="text">
      <style:text-properties officeooo:rsid="005b698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56175069" text:style-name="L1">
        <text:list-item>
          <text:p text:style-name="P2">DB maintenance (VACUUM ANALYZE)</text:p>
        </text:list-item>
        <text:list-item>
          <text:p text:style-name="P2">Index logdate of b00_timelog table for efficient lookup to check hours in a day</text:p>
        </text:list-item>
        <text:list-item>
          <text:p text:style-name="P2">Index activity_id of b00_timelog table for efficient lookup when deleting timelog</text:p>
        </text:list-item>
        <text:list-item>
          <text:p text:style-name="P2">Index person_idref &amp; project_idref of c02_rate for efficient lookup when downloading logs</text:p>
        </text:list-item>
        <text:list-item>
          <text:p text:style-name="P2">“Walk” the DB checking logical consistency, eg. date chaining in c02_rate, 'previously spent'</text:p>
        </text:list-item>
        <text:list-item>
          <text:p text:style-name="P2">*Group menu items under subheads: <text:span text:style-name="T7">dropdown to expand</text:span></text:p>
        </text:list-item>
        <text:list-item>
          <text:p text:style-name="P2">Pay attention to inactive_asof dates: timelog entry,deleting persons, deleting accounts, etc.</text:p>
        </text:list-item>
        <text:list-item>
          <text:p text:style-name="P2">Review CSS</text:p>
        </text:list-item>
        <text:list-item>
          <text:p text:style-name="P3">*<text:span text:style-name="T8">Person edit</text:span></text:p>
          <text:list>
            <text:list-item>
              <text:p text:style-name="P3">When adding, look for existing by soundex</text:p>
            </text:list-item>
            <text:list-item>
              <text:p text:style-name="P4">Calc levenshtein distance</text:p>
            </text:list-item>
            <text:list-item>
              <text:p text:style-name="P4">Check dup</text:p>
            </text:list-item>
            <text:list-item>
              <text:p text:style-name="P4">Allow disconnect from org (if no logs)</text:p>
            </text:list-item>
            <text:list-item>
              <text:p text:style-name="P4">Allow record delete if no org connections (superuser)</text:p>
            </text:list-item>
          </text:list>
        </text:list-item>
        <text:list-item>
          <text:p text:style-name="P2">Invoice_template.ods: if previously running invoice, find and close it</text:p>
        </text:list-item>
        <text:list-item>
          <text:p text:style-name="P2">Check for dup “names” when adding/updating any record</text:p>
          <text:p text:style-name="P5">Person; Project; Task; Subtask; Organization</text:p>
        </text:list-item>
        <text:list-item>
          <text:p text:style-name="P6">Timestamps</text:p>
        </text:list-item>
        <text:list-item>
          <text:p text:style-name="P7">Log script errors locally</text:p>
        </text:list-item>
        <text:list-item>
          <text:p text:style-name="P8">Transactions and concurrency</text:p>
        </text:list-item>
        <text:list-item>
          <text:p text:style-name="P9">*Help</text:p>
        </text:list-item>
        <text:list-item>
          <text:p text:style-name="P10">Automated (un)install subtask “<text:span text:style-name="T5">extension</text:span>s”</text:p>
        </text:list-item>
        <text:list-item>
          <text:p text:style-name="P11">Check that all input is scanned for special chars (eg. ; and &lt;&gt; <text:span text:style-name="T1">and –</text:span>), <text:span text:style-name="T9">or, always use PDO bindvalue (but nothing starts with a “&lt;”)</text:span></text:p>
        </text:list-item>
        <text:list-item>
          <text:p text:style-name="P11">*“<text:span text:style-name="T2">Preferences” by org or person:</text:span></text:p>
          <text:p text:style-name="P12">Week start; <text:span text:style-name="T3">date format</text:span></text:p>
          <text:p text:style-name="P13">Suspicious rate amount; <text:span text:style-name="T4">decimal places (currency table?)</text:span></text:p>
        </text:list-item>
        <text:list-item>
          <text:p text:style-name="P14">Allow menu additions, eg. for extensions (permissions?)</text:p>
        </text:list-item>
        <text:list-item>
          <text:p text:style-name="P15">msgStatus, etc. to head frame</text:p>
        </text:list-item>
        <text:list-item>
          <text:p text:style-name="P5">Re-visit “field” object</text:p>
        </text:list-item>
        <text:list-item>
          <text:p text:style-name="P16">Date ranges: default display both “from” and “to”; when range type changes, change displays</text:p>
        </text:list-item>
        <text:list-item>
          <text:p text:style-name="P17">Notifications: system down for maintenance, etc.</text:p>
        </text:list-item>
        <text:list-item>
          <text:p text:style-name="P18">'Budget period' for tasks (replace date range for Task Report download)</text:p>
        </text:list-item>
        <text:list-item>
          <text:p text:style-name="P19">Javascript function defaults use parameter=default instead of checking 'undefined'</text:p>
        </text:list-item>
        <text:list-item>
          <text:p text:style-name="P20">Email blast</text:p>
        </text:list-item>
        <text:list-item>
          <text:p text:style-name="P21">Timeouts on Refresh/UpYear</text:p>
        </text:list-item>
      </text:list>
      <text:p text:style-name="P22"/>
      <text:p text:style-name="P1">*<text:span text:style-name="T6">These may be of special intere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wayne </meta:initial-creator>
    <meta:creation-date>2010-08-15T10:45:11</meta:creation-date>
    <dc:date>2018-11-30T17:36:37.888178403</dc:date>
    <meta:editing-duration>P4DT10H27M11S</meta:editing-duration>
    <meta:editing-cycles>147</meta:editing-cycles>
    <meta:generator>LibreOffice/6.1.2.1$Linux_X86_64 LibreOffice_project/10$Build-1</meta:generator>
    <meta:document-statistic meta:table-count="0" meta:image-count="0" meta:object-count="0" meta:page-count="1" meta:paragraph-count="36" meta:word-count="279" meta:character-count="1772" meta:non-whitespace-character-count="1561"/>
  </office:meta>
</office:document-meta>
</file>